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</style:style>
    <style:style style:name="P2" style:family="paragraph" style:parent-style-name="Standard">
      <style:paragraph-properties style:line-height-at-least="0.402cm" fo:text-align="end" style:justify-single-word="false"/>
    </style:style>
    <style:style style:name="P3" style:family="paragraph" style:parent-style-name="Standard">
      <style:paragraph-properties style:line-height-at-least="0.402cm"/>
      <style:text-properties officeooo:paragraph-rsid="001e02a1"/>
    </style:style>
    <style:style style:name="P4" style:family="paragraph" style:parent-style-name="Standard">
      <style:paragraph-properties style:line-height-at-least="0.402cm"/>
      <style:text-properties fo:font-size="16pt" style:font-size-asian="16pt" style:font-size-complex="16pt"/>
    </style:style>
    <style:style style:name="P5" style:family="paragraph" style:parent-style-name="Standard">
      <style:paragraph-properties style:line-height-at-least="0.402cm"/>
      <style:text-properties officeooo:rsid="001bc40e" officeooo:paragraph-rsid="001bc40e"/>
    </style:style>
    <style:style style:name="P6" style:family="paragraph" style:parent-style-name="Standard">
      <style:paragraph-properties style:line-height-at-least="0.402cm"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style:line-height-at-least="0.402cm"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style:line-height-at-least="0.402cm"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paragraph-properties style:line-height-at-least="0.402cm"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 style:list-style-name="L1">
      <style:paragraph-properties style:line-height-at-least="0.402cm"/>
    </style:style>
    <style:style style:name="P11" style:family="paragraph" style:parent-style-name="Standard" style:list-style-name="L1">
      <style:paragraph-properties style:line-height-at-least="0.402cm"/>
      <style:text-properties officeooo:paragraph-rsid="001bc40e"/>
    </style:style>
    <style:style style:name="P12" style:family="paragraph" style:parent-style-name="Standard" style:list-style-name="L2">
      <style:paragraph-properties style:line-height-at-least="0.402cm"/>
    </style:style>
    <style:style style:name="P13" style:family="paragraph" style:parent-style-name="Standard" style:list-style-name="L2">
      <style:paragraph-properties style:line-height-at-least="0.402cm"/>
      <style:text-properties officeooo:paragraph-rsid="001bc40e"/>
    </style:style>
    <style:style style:name="P14" style:family="paragraph" style:parent-style-name="Standard" style:list-style-name="L3">
      <style:paragraph-properties style:line-height-at-least="0.402cm"/>
    </style:style>
    <style:style style:name="T1" style:family="text">
      <style:text-properties officeooo:rsid="001bc40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c40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f5578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bc40e" style:font-size-asian="14pt" style:font-size-complex="14pt"/>
    </style:style>
    <style:style style:name="T8" style:family="text">
      <style:text-properties fo:font-size="14pt" officeooo:rsid="001e02a1" style:font-size-asian="14pt" style:font-size-complex="14pt"/>
    </style:style>
    <style:style style:name="T9" style:family="text">
      <style:text-properties officeooo:rsid="001dbbf0"/>
    </style:style>
    <style:style style:name="T10" style:family="text">
      <style:text-properties officeooo:rsid="001e02a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scoDance – <text:span text:style-name="T1">Esame finale React</text:span></text:p>
      <text:p text:style-name="P8"><text:a xlink:type="simple" xlink:href="https://warm-sprinkles-04d121.netlify.app/" text:style-name="Internet_20_link" text:visited-style-name="Visited_20_Internet_20_Link"/></text:p>
      <text:p text:style-name="P9"><text:span text:style-name="T5">URL: <text:s/></text:span><text:a xlink:type="simple" xlink:href="https://discodance.netlify.app/" text:style-name="Internet_20_link" text:visited-style-name="Visited_20_Internet_20_Link">https://discodance.netlify.app/</text:a></text:p>
      <text:p text:style-name="P1"/>
      <text:p text:style-name="P4">Introduzione</text:p>
      <text:p text:style-name="P3">Questo progetto si basa sulla creazione di un sito per una discoteca dove puoi vedere gli eventi in programma, oltre a quelli passati. Per fare ciò è stata impostata una data che permette un’interfaccia utente più immersiva. </text:p>
      <text:p text:style-name="P3">Ogni evento ha una pagina a s<text:span text:style-name="T10">é</text:span> dedicata con le rispettive informazioni e si può effettuare una prenotazione con una scelta d’ingresso tra 6 orari proposti. Per effettuare la prenotazione bisogna autenticarsi e perciò è stato op<text:span text:style-name="T10">p</text:span>ortuno creare una pagina dedicata al LogIn e SignIn, <text:span text:style-name="T10">q</text:span>uindi se ogni utente doveva registrarsi era necessaria una pagina profilo, <text:span text:style-name="T10">nella quale </text:span>sono riportati le info inserite dall'utente con le rispettive sue prenotazioni, se effettuate.</text:p>
      <text:p text:style-name="P1"/>
      <text:p text:style-name="P4">UX/UI e Scelte implementative</text:p>
      <text:list xml:id="list606296425" text:style-name="L1">
        <text:list-item>
          <text:p text:style-name="P10"><text:span text:style-name="T7">P</text:span><text:span text:style-name="T6">erch</text:span><text:span text:style-name="T8">é</text:span><text:span text:style-name="T6"> questi colori?<text:line-break/></text:span>Siccome tutti gli eventi inseriti sono datati in un periodo estivo ho scelto dei colori tranquilli che facessero sentire l'utente in vacanza, usando contrasti bianchi <text:span text:style-name="T10">ad esempio</text:span> <text:span text:style-name="T10">ne</text:span>i bottoni per far capire meglio il percorso del sito. Ho usato anche colori come il rosso per far percepire la pericolosità dell'azione a cui è ass<text:span text:style-name="T10">o</text:span>ciato il bottone.</text:p>
        </text:list-item>
      </text:list>
      <text:p text:style-name="P1"/>
      <text:list xml:id="list163345006754298" text:continue-numbering="true" text:style-name="L1">
        <text:list-item>
          <text:p text:style-name="P10"><text:span text:style-name="T7">P</text:span><text:span text:style-name="T6">erch</text:span><text:span text:style-name="T8">é</text:span><text:span text:style-name="T6"> questa interfaccia?<text:line-break/></text:span><text:span text:style-name="T7">I</text:span>l punto cardine di questo sito sono sicuramente gli eventi quindi ho deciso di mettere nella <text:s/><text:span text:style-name="T2">HOM</text:span><text:span text:style-name="T3">E</text:span><text:span text:style-name="T1"> </text:span>come navbar le 3 sezioni: "Eventi passati", "Prossimo evento" <text:span text:style-name="T10">ed</text:span> "Eventi futuri".<text:line-break/>La prima voce propone banalmente eventi già conclusi che rappresenta il registro degli eventi.<text:line-break/>La voce "Prossimo evento" rappresenta il prossimo evento in programma che dovrà svolgersi, questo per far dedicare più attenzione all'utente e per far sì che più persone possibili possano partecipare.<text:line-break/>Infine l'ultima voce propone semplicemente tutti gli eventi futuri in programma.</text:p>
        </text:list-item>
      </text:list>
      <text:p text:style-name="P1"/>
      <text:list xml:id="list163346050976242" text:continue-numbering="true" text:style-name="L1">
        <text:list-item>
          <text:p text:style-name="P11"><text:span text:style-name="T7">Come ho gestito le prenotazioni?<text:line-break/></text:span>Ogni evento ha una pagine dedicata con molte più informazioni utili all'utente come il "price", "dresscode" e tra le tante altre cose c'è la possibilità di prenotare l'orario di ingresso scaglionato di 15 min<text:span text:style-name="T10">uti</text:span>. La prenotazione la si effettua grazie ad una modale, che aprendosi offre già i dati relativi dell'utente non modificabili (perch<text:span text:style-name="T10">é</text:span> ho scelto che la prenotazione di un evento è possibile farlo solo col proprio account).<text:line-break/><text:span text:style-name="T9">Se l’evento è già finito non si può prenotare.</text:span></text:p>
        </text:list-item>
      </text:list>
      <text:p text:style-name="P5"/>
      <text:list xml:id="list163344683291220" text:continue-numbering="true" text:style-name="L1">
        <text:list-item>
          <text:p text:style-name="P11"><text:span text:style-name="T7">Come ho implementato la pagina profilo?<text:line-break/></text:span>La <text:span text:style-name="T2">PAGINA del PROFILO</text:span><text:span text:style-name="T4"> è</text:span> acce<text:span text:style-name="T10">s</text:span>sibile solo tramite un pulsante in basso a sinistra dello schermo. Entrando, come già detto prima, vediamo le informazioni dell'utente non modificabili con le opzioni di LogOut , <text:span text:style-name="T10">di e</text:span>limina profilo<text:span text:style-name="T10">(che</text:span> <text:span text:style-name="T10">cancella</text:span> tutte le prenotazion<text:span text:style-name="T10">i</text:span> <text:span text:style-name="T10">registrate) </text:span>e le prenotazioni da lui effettuate. Per gestire con più sicurezza le azioni di LogOut e <text:span text:style-name="T10">di</text:span> elimina profilo, ho scelto di inserire un checkbox, che l'utente deve spuntare per poi confermare l'operazione.<text:line-break/>Le prenotazion<text:span text:style-name="T10">i</text:span> vanno a riprendere le card proposte nella HOME aggiungendo l'orario <text:span text:style-name="T10">scelto</text:span> e con la possibilità di eliminare la prenotazione stessa.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list xml:id="list163345201218086" text:continue-numbering="true" text:style-name="L1">
        <text:list-item>
          <text:p text:style-name="P11"><text:span text:style-name="T7">E l’autenticazione?<text:line-break/></text:span>L'autenticazione si divide in due punti:</text:p>
          <text:list>
            <text:list-item>
              <text:p text:style-name="P11">Sicuramente se entri per la prima volta all'interno del sito dovrai registrarti quindi l'utente dovrà inserire Nome, Cognome, Età, E-mail e <text:span text:style-name="T10">P</text:span>assword.</text:p>
            </text:list-item>
            <text:list-item>
              <text:p text:style-name="P11">Una volta fatta la registrazione bisogna accedere e sarà solo necessario inserire <text:span text:style-name="T10">E</text:span>-mail e <text:span text:style-name="T10">P</text:span>assword. <text:line-break/>Se l'utente si dovesse dimenticare la password, può richiedere una e-mail <text:span text:style-name="T10">per</text:span> reset<text:span text:style-name="T10">tarla.</text:span></text:p>
            </text:list-item>
          </text:list>
        </text:list-item>
      </text:list>
      <text:p text:style-name="P1"><text:s text:c="4"/></text:p>
      <text:p text:style-name="P4">Firebase</text:p>
      <text:list text:style-name="L2">
        <text:list-item>
          <text:p text:style-name="P12"><text:span text:style-name="T6">Database</text:span>. <text:line-break/>Ho deciso di aggiungere gli stessi campi di “Users” nelle prenotazioni “Booking” <text:span text:style-name="T10">cosi</text:span> che se dovesse essere necessario fare ulteriori controlli di sicurezza è gi<text:span text:style-name="T10">à</text:span> tutto pronto.</text:p>
        </text:list-item>
        <text:list-item>
          <text:p text:style-name="P13">Booking</text:p>
          <text:list>
            <text:list-item>
              <text:p text:style-name="P13">id</text:p>
              <text:list>
                <text:list-item>
                  <text:p text:style-name="P12"><text:span text:style-name="T1">a</text:span>ge</text:p>
                </text:list-item>
                <text:list-item>
                  <text:p text:style-name="P12">event</text:p>
                </text:list-item>
                <text:list-item>
                  <text:p text:style-name="P12">mail</text:p>
                </text:list-item>
                <text:list-item>
                  <text:p text:style-name="P12">name</text:p>
                </text:list-item>
                <text:list-item>
                  <text:p text:style-name="P12">surname</text:p>
                </text:list-item>
                <text:list-item>
                  <text:p text:style-name="P12">time_selected</text:p>
                </text:list-item>
              </text:list>
            </text:list-item>
          </text:list>
        </text:list-item>
        <text:list-item>
          <text:p text:style-name="P12">Users</text:p>
          <text:list>
            <text:list-item>
              <text:p text:style-name="P12"><text:span text:style-name="T1">i</text:span>d</text:p>
              <text:list>
                <text:list-item>
                  <text:p text:style-name="P12">age </text:p>
                </text:list-item>
                <text:list-item>
                  <text:p text:style-name="P13">mail </text:p>
                </text:list-item>
                <text:list-item>
                  <text:p text:style-name="P13">name </text:p>
                </text:list-item>
                <text:list-item>
                  <text:p text:style-name="P12"><text:span text:style-name="T1">s</text:span>urname <text:s text:c="2"/></text:p>
                </text:list-item>
              </text:list>
            </text:list-item>
          </text:list>
        </text:list-item>
      </text:list>
      <text:p text:style-name="P1"><text:s text:c="2"/></text:p>
      <text:list text:style-name="L3">
        <text:list-item>
          <text:p text:style-name="P14"><text:span text:style-name="T6">Authentication</text:span> <text:s text:c="2"/><text:line-break/>Per ogni utente salvo l' e-mail e la password codificata in hash, <text:span text:style-name="T10">g</text:span>estito direttamente da firebase.</text:p>
        </text:list-item>
      </text:list>
      <text:p text:style-name="P1"/>
      <text:p text:style-name="P2"/>
      <text:p text:style-name="P2"/>
      <text:p text:style-name="P6">Andrea Caval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6:33:44.342000000</dc:date>
    <meta:editing-duration>PT3H36M23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3" meta:word-count="593" meta:character-count="3756" meta:non-whitespace-character-count="3196"/>
  </office:meta>
</office:document-meta>
</file>